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text:span text:style-name="T12"/></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2"/><text:span text:style-name="T13"><text:s text:c="2"/>Run Remove end of line spaces </text:span></text:p>
      <text:p text:style-name="P1"/>
      <text:p text:style-name="P1">5. Format Front Matter (15 min.)</text:p>
      <text:p text:style-name="P1"/>
      <text:p text:style-name="P3"><text:s text:c="4"/>Format the title page, preserving as much of the original material as possible. Protect in /X...X/ (no rewrap, no indent) or /F...F/ (the same, except that it will be centered in the html version).</text:p>
      <text:p text:style-name="P1"/>
      <text:p text:style-name="P3"><text:s text:c="4"/>Edit the TOC. Find each matching chapter head; make sure heads are 1:1 with TOC. Protect TOC with /X...X/.</text:p>
      <text:p text:style-name="P3"/>
      <text:p text:style-name="P3"><text:s text:c="4"/>If book has illustrations, edit or create List of Illustrations (Note: this is not a requirement). Make sure it is 1:1 with [Illustration] captions. Protect with /X...X/. </text:p>
      <text:p text:style-name="P1"/>
      <text:p text:style-name="P3">6. Edit Transliterations (0-? hr.)</text:p>
      <text:p text:style-name="P3"/>
      <text:p text:style-name="P3"><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text:span text:style-name="T13">Sort out page labels first</text:span></text:p>
      <text:p text:style-name="P1"><text:s text:c="4"/>Run Fix Page Separators to remove visible page separators </text:p>
      <text:p text:style-name="P1"/>
      <text:p text:style-name="P2"><text:s text:c="4"/>Use Search Menu, Search for Asterisks w/o slash, keep clicking "Search" to check all asterisks in document.</text:p>
      <text:p text:style-name="P1"/>
      <text:p text:style-name="P1">8. Apply Word-Frequency Checks (10-60 min.)</text:p>
      <text:p text:style-name="P1"><text:soft-page-break/></text:p>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text:soft-page-break/>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text:soft-page-break/></text:p>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text:tab/>Right/centre align things</text:p>
      <text:p text:style-name="P1"/>
      <text:p text:style-name="P1"><text:soft-page-break/>Create new index</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text:soft-page-break/></text:p>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oft-page-break/><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oft-page-break/><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text:span><text:soft-page-break/><text:span text:style-name="T4">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8"><text:soft-page-break/>To view in your browser what the TN will look like in the epub version, <text:span text:style-name="T9">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8325372"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text:soft-page-break/>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8:18:34.16</dc:date>
    <dc:creator>Gemma Wright</dc:creator>
    <meta:editing-duration>P1DT7H48M44S</meta:editing-duration>
    <meta:editing-cycles>97</meta:editing-cycles>
    <meta:generator>OpenOffice/4.0.1$Win32 OpenOffice.org_project/401m5$Build-9714</meta:generator>
    <meta:document-statistic meta:table-count="2" meta:image-count="0" meta:object-count="0" meta:page-count="13" meta:paragraph-count="342" meta:word-count="5157" meta:character-count="31917"/>
  </office:meta>
</office:document-meta>
</file>